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Verdana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6" style:family="paragraph" style:parent-style-name="Standard">
      <style:text-properties style:font-name="Verdana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Verdana" fo:language="en" fo:country="GB" style:language-asian="zxx" style:country-asian="none" style:language-complex="zxx" style:country-complex="none"/>
    </style:style>
    <style:style style:name="T3" style:family="text">
      <style:text-properties fo:font-variant="normal" fo:text-transform="none" fo:color="#000000" style:font-name="Arial1" fo:font-size="9.75pt" fo:letter-spacing="normal" fo:font-style="normal" fo:font-weight="bold"/>
    </style:style>
    <style:style style:name="T4" style:family="text">
      <style:text-properties fo:font-variant="normal" fo:text-transform="none" fo:color="#000000" style:font-name="Arial1" fo:font-size="9.75pt" fo:letter-spacing="normal" fo:language="en" fo:country="GB" fo:font-style="normal" fo:font-weight="normal" style:language-asian="zxx" style:country-asian="none" style:language-complex="zxx" style:country-complex="none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Extractor Journal</text:p>
      <text:p text:style-name="P1"/>
      <text:p text:style-name="P1"/>
      <text:p text:style-name="P1"/>
      <text:p text:style-name="P2">11 Feb 2016</text:p>
      <text:p text:style-name="P1"/>
      <text:p text:style-name="P1">12:24 – I'm going to start with the DBC file extractor</text:p>
      <text:p text:style-name="P1">So, first we create the initial program file that contains the main function:</text:p>
      <text:p text:style-name="P1"/>
      <text:p text:style-name="P1">12:56 – DBC Extractor project created</text:p>
      <text:p text:style-name="P1">NEXT: need to find out how to load in and acquire the DBC files...</text:p>
      <text:p text:style-name="P1"/>
      <text:p text:style-name="P1">Check StormLib... (dbc file extraction????)</text:p>
      <text:p text:style-name="P1"/>
      <text:p text:style-name="P1">Possible resource of </text:p>
      <text:p text:style-name="P1"><text:a xlink:type="simple" xlink:href="http://sfsrealm.hopto.org/inside_mopaq/chapter3.htm">http://sfsrealm.hopto.org/inside_mopaq/chapter3.htm</text:a> </text:p>
      <text:p text:style-name="P1"/>
      <text:p text:style-name="P1">Unresolved external</text:p>
      <text:p text:style-name="P1">https://msdn.microsoft.com/en-us/library/799kze2z.aspx</text:p>
      <text:p text:style-name="P1"/>
      <text:p text:style-name="P1"/>
      <text:p text:style-name="P1"/>
      <text:p text:style-name="P1">https://www.cs.swarthmore.edu/~adanner/tips/cmake.php</text:p>
      <text:p text:style-name="P1"/>
      <text:p text:style-name="P1"/>
      <text:p text:style-name="P2">14 Feb 2016</text:p>
      <text:p text:style-name="P1"/>
      <text:p text:style-name="P1">7:07 – Compilation now successful with the StormLib library :-)</text:p>
      <text:p text:style-name="P1">NEXT: See if we can grab and display the contents of the <text:span text:style-name="T1">list file</text:span></text:p>
      <text:p text:style-name="P1"/>
      <text:p text:style-name="P1">11:24 – The program can successfully locate and load the dbc.MPQ file.</text:p>
      <text:p text:style-name="P1">NEXT: get it to output the list...</text:p>
      <text:p text:style-name="P1"/>
      <text:p text:style-name="P1">16:29 – The program now successfully acquires all of the DBC files in the archive :-)</text:p>
      <text:p text:style-name="P1">NEXT: Get it to save the DBC files to disk...</text:p>
      <text:p text:style-name="P1"/>
      <text:p text:style-name="P1">17:26 – Having problems writing the file to disk.</text:p>
      <text:p text:style-name="P1">I think it may be the file's size. I probably need to figure out how to get the actual size of the file...</text:p>
      <text:p text:style-name="P1"/>
      <text:p text:style-name="P1"><text:span text:style-name="T3">DWORD SFileGetFileSize</text:span> </text:p>
      <text:list xml:id="list8966802003344435144" text:style-name="L1">
        <text:list-item>
          <text:p text:style-name="P4"><text:span text:style-name="T4">retrieves the size of an open file.</text:span><text:span text:style-name="T2"> </text:span></text:p>
        </text:list-item>
      </text:list>
      <text:p text:style-name="P1"/>
      <text:p text:style-name="P1"/>
      <text:p text:style-name="P1"><text:span text:style-name="T5">See Four</text:span>:</text:p>
      <text:p text:style-name="P1">SfileExtractFile.cpp</text:p>
      <text:p text:style-name="P1">line 46 on</text:p>
      <text:p text:style-name="P1"><text:soft-page-break/></text:p>
      <text:p text:style-name="P1">on of a bitch!!!</text:p>
      <text:p text:style-name="P1">I was looking at the wrong error!!!</text:p>
      <text:p text:style-name="P1"/>
      <text:p text:style-name="P1">I have the same error for</text:p>
      <text:p text:style-name="P1">Creating the disk file's handle</text:p>
      <text:p text:style-name="P1">Creating the disk file !!!</text:p>
      <text:p text:style-name="P1"/>
      <text:p text:style-name="P1">So, it is failing to create the handle!!!!!</text:p>
      <text:p text:style-name="P1"/>
      <text:p text:style-name="P1">20:05 – It is now writing the file, but the file is empty – 0 bytes :(</text:p>
      <text:p text:style-name="P1"/>
      <text:p text:style-name="P1">20:33 – It looks like it's getting the size of the file not the contents!</text:p>
      <text:p text:style-name="P1"/>
      <text:p text:style-name="P1">Issue was that it requires for the program to be closed before the extracted files show as being filled up.</text:p>
      <text:p text:style-name="P1"/>
      <text:p text:style-name="P1">All working now.</text:p>
      <text:p text:style-name="P1"/>
      <text:p text:style-name="P1"/>
      <text:p text:style-name="P2">15 Feb 201</text:p>
      <text:p text:style-name="P1"/>
      <text:p text:style-name="P1">06:57 – Object: implement patches</text:p>
      <text:p text:style-name="P1">We now need to allow for patched dbc files, which are how they work from Cata onwards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37M11S</meta:editing-duration>
    <meta:editing-cycles>19</meta:editing-cycles>
    <meta:generator>OpenOffice/4.0.1$Win32 OpenOffice.org_project/401m5$Build-9714</meta:generator>
    <dc:date>2016-02-15T07:43:43.59</dc:date>
    <dc:creator>Chuckst </dc:creator>
    <meta:document-statistic meta:table-count="0" meta:image-count="0" meta:object-count="0" meta:page-count="3" meta:paragraph-count="39" meta:word-count="297" meta:character-count="1705"/>
    <meta:user-defined meta:name="Info 1"/>
    <meta:user-defined meta:name="Info 2"/>
    <meta:user-defined meta:name="Info 3"/>
    <meta:user-defined meta:name="Info 4"/>
  </office:meta>
</office:document-meta>
</file>